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Regul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0.291cm"/>
    </style:style>
    <style:style style:name="co3" style:family="table-column">
      <style:table-column-properties fo:break-before="auto" style:column-width="0.34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82cm"/>
    </style:style>
    <style:style style:name="co7" style:family="table-column">
      <style:table-column-properties fo:break-before="auto" style:column-width="0.485cm"/>
    </style:style>
    <style:style style:name="co8" style:family="table-column">
      <style:table-column-properties fo:break-before="auto" style:column-width="1.298cm"/>
    </style:style>
    <style:style style:name="co9" style:family="table-column">
      <style:table-column-properties fo:break-before="auto" style:column-width="0.48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369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8c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3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15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V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V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4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546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11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61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6pt" style:font-size-asian="16pt" style:font-size-complex="16pt"/>
    </style:style>
    <style:style style:name="ce613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style:font-name="Calibri2"/>
    </style:style>
    <style:style style:name="ce614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15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ce5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Taskset_1.B8"/>
    </style:style>
    <style:style style:name="ce5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Taskset_1.B8"/>
    </style:style>
    <style:style style:name="ce5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Taskset_1.B11"/>
    </style:style>
    <style:style style:name="ce5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Taskset_1.B11"/>
    </style:style>
    <style:style style:name="ce5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Taskset_1.B14"/>
    </style:style>
    <style:style style:name="ce5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Taskset_1.B14"/>
    </style:style>
    <style:style style:name="ce5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Taskset_1.B17"/>
    </style:style>
    <style:style style:name="ce56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Taskset_1.C2"/>
      <style:map style:condition="cell-content()=2" style:apply-style-name="ConditionalStyle_5f_2" style:base-cell-address="Taskset_1.C2"/>
      <style:map style:condition="cell-content()=3" style:apply-style-name="ConditionalStyle_5f_3" style:base-cell-address="Taskset_1.C2"/>
      <style:map style:condition="cell-content()=4" style:apply-style-name="ConditionalStyle_5f_4" style:base-cell-address="Taskset_1.C2"/>
      <style:map style:condition="cell-content()&lt;1" style:apply-style-name="ConditionalStyle_5f_5" style:base-cell-address="Taskset_1.C2"/>
      <style:map style:condition="cell-content()&gt;4" style:apply-style-name="ConditionalStyle_5f_5" style:base-cell-address="Taskset_1.C2"/>
    </style:style>
    <style:style style:name="ce5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Taskset_1.C2"/>
      <style:map style:condition="cell-content()=2" style:apply-style-name="ConditionalStyle_5f_2" style:base-cell-address="Taskset_1.C2"/>
      <style:map style:condition="cell-content()=3" style:apply-style-name="ConditionalStyle_5f_3" style:base-cell-address="Taskset_1.C2"/>
      <style:map style:condition="cell-content()=4" style:apply-style-name="ConditionalStyle_5f_4" style:base-cell-address="Taskset_1.C2"/>
      <style:map style:condition="cell-content()&lt;1" style:apply-style-name="ConditionalStyle_5f_5" style:base-cell-address="Taskset_1.C2"/>
      <style:map style:condition="cell-content()&gt;4" style:apply-style-name="ConditionalStyle_5f_5" style:base-cell-address="Taskset_1.C2"/>
    </style:style>
    <style:style style:name="ce5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Taskset_1.B8"/>
    </style:style>
    <style:style style:name="ce5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Taskset_1.B8"/>
    </style:style>
    <style:style style:name="ce5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Taskset_1.B14"/>
    </style:style>
    <style:style style:name="ce5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Taskset_1.B14"/>
    </style:style>
    <style:style style:name="ce5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Taskset_1.B17"/>
    </style:style>
    <style:style style:name="ce574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Taskset_1.C2"/>
      <style:map style:condition="cell-content()=2" style:apply-style-name="ConditionalStyle_5f_2" style:base-cell-address="Taskset_1.C2"/>
      <style:map style:condition="cell-content()=3" style:apply-style-name="ConditionalStyle_5f_3" style:base-cell-address="Taskset_1.C2"/>
      <style:map style:condition="cell-content()=4" style:apply-style-name="ConditionalStyle_5f_4" style:base-cell-address="Taskset_1.C2"/>
      <style:map style:condition="cell-content()&lt;1" style:apply-style-name="ConditionalStyle_5f_5" style:base-cell-address="Taskset_1.C2"/>
      <style:map style:condition="cell-content()&gt;4" style:apply-style-name="ConditionalStyle_5f_5" style:base-cell-address="Taskset_1.C2"/>
    </style:style>
    <style:style style:name="ce5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Taskset_1.C2"/>
      <style:map style:condition="cell-content()=2" style:apply-style-name="ConditionalStyle_5f_2" style:base-cell-address="Taskset_1.C2"/>
      <style:map style:condition="cell-content()=3" style:apply-style-name="ConditionalStyle_5f_3" style:base-cell-address="Taskset_1.C2"/>
      <style:map style:condition="cell-content()=4" style:apply-style-name="ConditionalStyle_5f_4" style:base-cell-address="Taskset_1.C2"/>
      <style:map style:condition="cell-content()&lt;1" style:apply-style-name="ConditionalStyle_5f_5" style:base-cell-address="Taskset_1.C2"/>
      <style:map style:condition="cell-content()&gt;4" style:apply-style-name="ConditionalStyle_5f_5" style:base-cell-address="Taskset_1.C2"/>
    </style:style>
    <style:style style:name="ce5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Taskset_2.B8"/>
    </style:style>
    <style:style style:name="ce5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Taskset_2.B8"/>
    </style:style>
    <style:style style:name="ce5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Taskset_2.B11"/>
    </style:style>
    <style:style style:name="ce5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Taskset_2.B11"/>
    </style:style>
    <style:style style:name="ce5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Taskset_2.B14"/>
    </style:style>
    <style:style style:name="ce5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Taskset_2.B14"/>
    </style:style>
    <style:style style:name="ce5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Taskset_2.B17"/>
    </style:style>
    <style:style style:name="ce583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Taskset_2.C2"/>
      <style:map style:condition="cell-content()=2" style:apply-style-name="ConditionalStyle_5f_2" style:base-cell-address="Taskset_2.C2"/>
      <style:map style:condition="cell-content()=3" style:apply-style-name="ConditionalStyle_5f_3" style:base-cell-address="Taskset_2.C2"/>
      <style:map style:condition="cell-content()=4" style:apply-style-name="ConditionalStyle_5f_4" style:base-cell-address="Taskset_2.C2"/>
      <style:map style:condition="cell-content()&lt;1" style:apply-style-name="ConditionalStyle_5f_5" style:base-cell-address="Taskset_2.C2"/>
      <style:map style:condition="cell-content()&gt;4" style:apply-style-name="ConditionalStyle_5f_5" style:base-cell-address="Taskset_2.C2"/>
    </style:style>
    <style:style style:name="ce5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Taskset_2.C2"/>
      <style:map style:condition="cell-content()=2" style:apply-style-name="ConditionalStyle_5f_2" style:base-cell-address="Taskset_2.C2"/>
      <style:map style:condition="cell-content()=3" style:apply-style-name="ConditionalStyle_5f_3" style:base-cell-address="Taskset_2.C2"/>
      <style:map style:condition="cell-content()=4" style:apply-style-name="ConditionalStyle_5f_4" style:base-cell-address="Taskset_2.C2"/>
      <style:map style:condition="cell-content()&lt;1" style:apply-style-name="ConditionalStyle_5f_5" style:base-cell-address="Taskset_2.C2"/>
      <style:map style:condition="cell-content()&gt;4" style:apply-style-name="ConditionalStyle_5f_5" style:base-cell-address="Taskset_2.C2"/>
    </style:style>
    <style:style style:name="ce5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Taskset_2.B8"/>
    </style:style>
    <style:style style:name="ce5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Taskset_2.B8"/>
    </style:style>
    <style:style style:name="ce5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Taskset_2.B14"/>
    </style:style>
    <style:style style:name="ce5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Taskset_2.B14"/>
    </style:style>
    <style:style style:name="ce5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Taskset_2.B17"/>
    </style:style>
    <style:style style:name="ce59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Taskset_2.C2"/>
      <style:map style:condition="cell-content()=2" style:apply-style-name="ConditionalStyle_5f_2" style:base-cell-address="Taskset_2.C2"/>
      <style:map style:condition="cell-content()=3" style:apply-style-name="ConditionalStyle_5f_3" style:base-cell-address="Taskset_2.C2"/>
      <style:map style:condition="cell-content()=4" style:apply-style-name="ConditionalStyle_5f_4" style:base-cell-address="Taskset_2.C2"/>
      <style:map style:condition="cell-content()&lt;1" style:apply-style-name="ConditionalStyle_5f_5" style:base-cell-address="Taskset_2.C2"/>
      <style:map style:condition="cell-content()&gt;4" style:apply-style-name="ConditionalStyle_5f_5" style:base-cell-address="Taskset_2.C2"/>
    </style:style>
    <style:style style:name="ce5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Taskset_2.C2"/>
      <style:map style:condition="cell-content()=2" style:apply-style-name="ConditionalStyle_5f_2" style:base-cell-address="Taskset_2.C2"/>
      <style:map style:condition="cell-content()=3" style:apply-style-name="ConditionalStyle_5f_3" style:base-cell-address="Taskset_2.C2"/>
      <style:map style:condition="cell-content()=4" style:apply-style-name="ConditionalStyle_5f_4" style:base-cell-address="Taskset_2.C2"/>
      <style:map style:condition="cell-content()&lt;1" style:apply-style-name="ConditionalStyle_5f_5" style:base-cell-address="Taskset_2.C2"/>
      <style:map style:condition="cell-content()&gt;4" style:apply-style-name="ConditionalStyle_5f_5" style:base-cell-address="Taskset_2.C2"/>
    </style:style>
    <style:style style:name="gr1" style:family="graphic" style:parent-style-name="Default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Default"/>
        <table:table-column table:style-name="co4" table:number-columns-repeated="2" table:default-cell-style-name="ce60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number-columns-repeated="899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table:number-columns-spanned="2" table:number-rows-spanned="1"/>
          <table:covered-table-cell table:style-name="ce42"/>
          <table:table-cell table:style-name="ce46" table:number-columns-spanned="2" table:number-rows-spanned="1"/>
          <table:covered-table-cell table:style-name="ce42"/>
          <table:table-cell table:style-name="ce50" table:number-columns-spanned="2" table:number-rows-spanned="1"/>
          <table:covered-table-cell table:style-name="ce42"/>
          <table:table-cell table:style-name="ce54" table:number-columns-spanned="2" table:number-rows-spanned="1"/>
          <table:covered-table-cell table:style-name="ce42"/>
          <table:table-cell table:style-name="ce58" table:number-columns-spanned="2" table:number-rows-spanned="1"/>
          <table:covered-table-cell table:style-name="ce60"/>
          <table:table-cell table:style-name="ce66" table:number-columns-spanned="2" table:number-rows-spanned="1"/>
          <table:covered-table-cell table:style-name="ce42"/>
          <table:table-cell table:style-name="ce74" table:number-columns-spanned="2" table:number-rows-spanned="1"/>
          <table:covered-table-cell table:style-name="ce42"/>
          <table:table-cell table:style-name="ce80" table:number-columns-spanned="2" table:number-rows-spanned="1"/>
          <table:covered-table-cell table:style-name="ce42"/>
          <table:table-cell table:style-name="ce85" table:number-columns-spanned="2" table:number-rows-spanned="1"/>
          <table:covered-table-cell table:style-name="ce42"/>
          <table:table-cell table:style-name="ce91" table:number-columns-spanned="2" table:number-rows-spanned="1"/>
          <table:covered-table-cell table:style-name="ce42"/>
          <table:table-cell table:style-name="ce97" table:number-columns-spanned="2" table:number-rows-spanned="1"/>
          <table:covered-table-cell table:style-name="ce42"/>
          <table:table-cell table:style-name="ce103" table:number-columns-spanned="2" table:number-rows-spanned="1"/>
          <table:covered-table-cell table:style-name="ce42"/>
          <table:table-cell table:style-name="ce111" table:number-columns-spanned="2" table:number-rows-spanned="1"/>
          <table:covered-table-cell table:style-name="ce42"/>
          <table:table-cell table:style-name="ce119" table:number-columns-spanned="2" table:number-rows-spanned="1"/>
          <table:covered-table-cell table:style-name="ce42"/>
          <table:table-cell table:style-name="ce123" table:number-columns-spanned="2" table:number-rows-spanned="1"/>
          <table:covered-table-cell table:style-name="ce42"/>
          <table:table-cell table:style-name="ce127" table:number-columns-spanned="2" table:number-rows-spanned="1"/>
          <table:covered-table-cell table:style-name="ce42"/>
          <table:table-cell table:style-name="ce131" table:number-columns-spanned="2" table:number-rows-spanned="1"/>
          <table:covered-table-cell table:style-name="ce42"/>
          <table:table-cell table:style-name="ce135" table:number-columns-spanned="2" table:number-rows-spanned="1"/>
          <table:covered-table-cell table:style-name="ce42"/>
          <table:table-cell table:style-name="ce139" table:number-columns-spanned="2" table:number-rows-spanned="1"/>
          <table:covered-table-cell table:style-name="ce42"/>
          <table:table-cell table:style-name="ce144" table:number-columns-spanned="2" table:number-rows-spanned="1"/>
          <table:covered-table-cell table:style-name="ce42"/>
          <table:table-cell table:style-name="ce150" table:number-columns-spanned="2" table:number-rows-spanned="1"/>
          <table:covered-table-cell table:style-name="ce42"/>
          <table:table-cell table:style-name="ce156" table:number-columns-spanned="2" table:number-rows-spanned="1"/>
          <table:covered-table-cell table:style-name="ce42"/>
          <table:table-cell table:style-name="ce160" table:number-columns-spanned="2" table:number-rows-spanned="1"/>
          <table:covered-table-cell table:style-name="ce42"/>
          <table:table-cell table:style-name="ce164" table:number-columns-spanned="2" table:number-rows-spanned="1"/>
          <table:covered-table-cell table:style-name="ce42"/>
          <table:table-cell table:style-name="ce168" table:number-columns-spanned="2" table:number-rows-spanned="1"/>
          <table:covered-table-cell table:style-name="ce42"/>
          <table:table-cell table:style-name="ce174" table:number-columns-spanned="2" table:number-rows-spanned="1"/>
          <table:covered-table-cell table:style-name="ce42"/>
          <table:table-cell table:style-name="ce180" table:number-columns-spanned="2" table:number-rows-spanned="1"/>
          <table:covered-table-cell table:style-name="ce42"/>
          <table:table-cell table:style-name="ce184" table:number-columns-spanned="2" table:number-rows-spanned="1"/>
          <table:covered-table-cell table:style-name="ce42"/>
          <table:table-cell table:style-name="ce188" table:number-columns-spanned="2" table:number-rows-spanned="1"/>
          <table:covered-table-cell table:style-name="ce42"/>
          <table:table-cell table:style-name="ce192" table:number-columns-spanned="2" table:number-rows-spanned="1"/>
          <table:covered-table-cell table:style-name="ce42"/>
          <table:table-cell table:style-name="ce196" table:number-columns-spanned="2" table:number-rows-spanned="1"/>
          <table:covered-table-cell table:style-name="ce42"/>
          <table:table-cell table:style-name="ce200" table:number-columns-spanned="2" table:number-rows-spanned="1"/>
          <table:covered-table-cell table:style-name="ce42"/>
          <table:table-cell table:style-name="ce204" table:number-columns-spanned="2" table:number-rows-spanned="1"/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4" table:number-columns-spanned="2" table:number-rows-spanned="1"/>
          <table:covered-table-cell table:style-name="ce42"/>
          <table:table-cell table:style-name="ce290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</text:p>
          </table:table-cell>
          <table:covered-table-cell table:style-name="ce31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5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6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6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7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8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18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82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459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459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108" table:number-columns-spanned="2" table:number-rows-spanned="1"/>
          <table:covered-table-cell table:style-name="ce113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0" office:value-type="string" calcext:value-type="string" table:number-columns-spanned="2" table:number-rows-spanned="1">
            <text:p>D3</text:p>
          </table:table-cell>
          <table:covered-table-cell table:style-name="ce35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8" table:number-columns-spanned="2" table:number-rows-spanned="1"/>
          <table:covered-table-cell table:style-name="ce113"/>
          <table:table-cell table:style-name="ce108" table:number-columns-spanned="2" table:number-rows-spanned="1"/>
          <table:covered-table-cell table:style-name="ce113"/>
          <table:table-cell table:style-name="ce108" table:number-columns-spanned="2" table:number-rows-spanned="1"/>
          <table:covered-table-cell table:style-name="ce113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0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1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2</text:p>
          </table:table-cell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3</text:p>
          </table:table-cell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repeated="26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546" table:number-columns-spanned="2" table:number-rows-spanned="1"/>
          <table:covered-table-cell table:style-name="ce546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DL9:'RTS-Template'.DS9 'RTS-Template'.P8:'RTS-Template'.S9 'RTS-Template'.DL8:'RTS-Template'.DS8 'RTS-Template'.AJ8:'RTS-Template'.AM8 'RTS-Template'.B8:'RTS-Template'.K9 'RTS-Template'.AJ9:'RTS-Template'.AO9 'RTS-Template'.AO8:'RTS-Template'.AO8 'RTS-Template'.AC8:'RTS-Template'.AG8 'RTS-Template'.T9:'RTS-Template'.AG9 'RTS-Template'.BB8:'RTS-Template'.DK9 'RTS-Template'.AH8:'RTS-Template'.AI9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 'RTS-Template'.AT11:'RTS-Template'.AT12 'RTS-Template'.CL11:'RTS-Template'.CL12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V11:'RTS-Template'.V11 'RTS-Template'.X11:'RTS-Template'.X11 'RTS-Template'.Z11:'RTS-Template'.Z11 'RTS-Template'.AB11:'RTS-Template'.AB11 'RTS-Template'.AD11:'RTS-Template'.AD11 'RTS-Template'.AF11:'RTS-Template'.AF11 'RTS-Template'.AH11:'RTS-Template'.AH11 'RTS-Template'.AJ11:'RTS-Template'.AJ11 'RTS-Template'.AL11:'RTS-Template'.AL11 'RTS-Template'.AN11:'RTS-Template'.AN11 'RTS-Template'.AP11:'RTS-Template'.AP11 'RTS-Template'.AR11:'RTS-Template'.AR11 'RTS-Template'.AV11:'RTS-Template'.AV11 'RTS-Template'.AX11:'RTS-Template'.AX11 'RTS-Template'.AZ11:'RTS-Template'.AZ11 'RTS-Template'.BB11:'RTS-Template'.BB11 'RTS-Template'.BD11:'RTS-Template'.BD11 'RTS-Template'.BF11:'RTS-Template'.BF11 'RTS-Template'.BH11:'RTS-Template'.BH11 'RTS-Template'.BJ11:'RTS-Template'.BJ11 'RTS-Template'.BL11:'RTS-Template'.BL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 'RTS-Template'.X12:'RTS-Template'.X12 'RTS-Template'.Z12:'RTS-Template'.Z12 'RTS-Template'.AB12:'RTS-Template'.AB12 'RTS-Template'.AD12:'RTS-Template'.AD12 'RTS-Template'.AF12:'RTS-Template'.AF12 'RTS-Template'.AH12:'RTS-Template'.AH12 'RTS-Template'.AJ12:'RTS-Template'.AJ12 'RTS-Template'.AL12:'RTS-Template'.AL12 'RTS-Template'.AN12:'RTS-Template'.AN12 'RTS-Template'.AP12:'RTS-Template'.AP12 'RTS-Template'.AR12:'RTS-Template'.AR12 'RTS-Template'.AV12:'RTS-Template'.AV12 'RTS-Template'.AX12:'RTS-Template'.AX12 'RTS-Template'.AZ12:'RTS-Template'.AZ12 'RTS-Template'.BB12:'RTS-Template'.BB12 'RTS-Template'.BD12:'RTS-Template'.BD12 'RTS-Template'.BF12:'RTS-Template'.BF12 'RTS-Template'.BH12:'RTS-Template'.BH12 'RTS-Template'.BJ12:'RTS-Template'.BJ12 'RTS-Template'.BL12:'RTS-Template'.BL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5:'RTS-Template'.U15 'RTS-Template'.B14:'RTS-Template'.U15 'RTS-Template'.A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2 'RTS-Template'.P11:'RTS-Template'.P12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V14:'RTS-Template'.AA15">
            <calcext:condition calcext:apply-style-name="ConditionalStyle_3" calcext:value="!=&quot;&quot;" calcext:base-cell-address="'RTS-Template'.V14"/>
          </calcext:conditional-format>
        </calcext:conditional-formats>
      </table:table>
      <table:table table:name="Task-Requirements" table:style-name="ta2">
        <table:table-column table:style-name="co6" table:default-cell-style-name="ce611"/>
        <table:table-column table:style-name="co7" table:default-cell-style-name="ce611"/>
        <table:table-column table:style-name="co8" table:default-cell-style-name="ce608"/>
        <table:table-column table:style-name="co9" table:default-cell-style-name="ce608"/>
        <table:table-column table:style-name="co8" table:default-cell-style-name="ce608"/>
        <table:table-column table:style-name="co7" table:default-cell-style-name="ce611"/>
        <table:table-column table:style-name="co8" table:default-cell-style-name="ce608"/>
        <table:table-column table:style-name="co7" table:default-cell-style-name="ce608"/>
        <table:table-column table:style-name="co8" table:default-cell-style-name="ce608"/>
        <table:table-column table:style-name="co7" table:default-cell-style-name="ce608"/>
        <table:table-column table:style-name="co4" table:number-columns-repeated="54" table:default-cell-style-name="ce608"/>
        <table:table-row table:style-name="ro6">
          <table:table-cell table:number-columns-repeated="64"/>
        </table:table-row>
        <table:table-row table:style-name="ro6">
          <table:table-cell table:number-columns-repeated="2"/>
          <table:table-cell table:style-name="ce613" office:value-type="string" calcext:value-type="string">
            <text:p>Δt<text:span text:style-name="T1">exec</text:span></text:p>
          </table:table-cell>
          <table:table-cell table:style-name="ce615"/>
          <table:table-cell table:style-name="ce613" office:value-type="string" calcext:value-type="string">
            <text:p>Δt<text:span text:style-name="T1">per</text:span></text:p>
          </table:table-cell>
          <table:table-cell table:number-columns-repeated="59"/>
        </table:table-row>
        <table:table-row table:style-name="ro7">
          <table:table-cell table:style-name="ce612" office:value-type="string" calcext:value-type="string">
            <text:p>T<text:span text:style-name="T2">1</text:span> =</text:p>
          </table:table-cell>
          <table:table-cell table:style-name="ce612" office:value-type="string" calcext:value-type="string">
            <text:p>(</text:p>
          </table:table-cell>
          <table:table-cell table:style-name="ce614" office:value-type="float" office:value="3" calcext:value-type="float">
            <text:p>3</text:p>
          </table:table-cell>
          <table:table-cell table:style-name="ce612" office:value-type="string" calcext:value-type="string">
            <text:p>,</text:p>
          </table:table-cell>
          <table:table-cell table:style-name="ce614" office:value-type="float" office:value="16" calcext:value-type="float">
            <text:p>16</text:p>
          </table:table-cell>
          <table:table-cell table:style-name="ce612" office:value-type="string" calcext:value-type="string">
            <text:p>)</text:p>
          </table:table-cell>
          <table:table-cell table:style-name="ce614"/>
          <table:table-cell/>
          <table:table-cell table:style-name="ce614"/>
          <table:table-cell table:number-columns-repeated="55"/>
        </table:table-row>
        <table:table-row table:style-name="ro7">
          <table:table-cell table:style-name="ce612" office:value-type="string" calcext:value-type="string">
            <text:p>T<text:span text:style-name="T2">2</text:span> =</text:p>
          </table:table-cell>
          <table:table-cell table:style-name="ce612" office:value-type="string" calcext:value-type="string">
            <text:p>(</text:p>
          </table:table-cell>
          <table:table-cell table:style-name="ce614" office:value-type="float" office:value="2" calcext:value-type="float">
            <text:p>2</text:p>
          </table:table-cell>
          <table:table-cell table:style-name="ce612" office:value-type="string" calcext:value-type="string">
            <text:p>,</text:p>
          </table:table-cell>
          <table:table-cell table:style-name="ce614" office:value-type="float" office:value="7" calcext:value-type="float">
            <text:p>7</text:p>
          </table:table-cell>
          <table:table-cell table:style-name="ce612" office:value-type="string" calcext:value-type="string">
            <text:p>)</text:p>
          </table:table-cell>
          <table:table-cell table:style-name="ce614"/>
          <table:table-cell table:style-name="Default"/>
          <table:table-cell table:style-name="ce614"/>
          <table:table-cell table:style-name="Default" table:number-columns-repeated="2"/>
          <table:table-cell table:number-columns-repeated="53"/>
        </table:table-row>
        <table:table-row table:style-name="ro7">
          <table:table-cell table:style-name="ce612" office:value-type="string" calcext:value-type="string">
            <text:p>T<text:span text:style-name="T2">3</text:span> =</text:p>
          </table:table-cell>
          <table:table-cell table:style-name="ce612" office:value-type="string" calcext:value-type="string">
            <text:p>(</text:p>
          </table:table-cell>
          <table:table-cell table:style-name="ce614" office:value-type="float" office:value="4" calcext:value-type="float">
            <text:p>4</text:p>
          </table:table-cell>
          <table:table-cell table:style-name="ce612" office:value-type="string" calcext:value-type="string">
            <text:p>,</text:p>
          </table:table-cell>
          <table:table-cell table:style-name="ce614" office:value-type="float" office:value="11" calcext:value-type="float">
            <text:p>11</text:p>
          </table:table-cell>
          <table:table-cell table:style-name="ce612" office:value-type="string" calcext:value-type="string">
            <text:p>)</text:p>
          </table:table-cell>
          <table:table-cell table:style-name="ce614"/>
          <table:table-cell/>
          <table:table-cell table:style-name="ce614"/>
          <table:table-cell table:number-columns-repeated="55"/>
        </table:table-row>
        <table:table-row table:style-name="ro7">
          <table:table-cell table:style-name="ce612" office:value-type="string" calcext:value-type="string">
            <text:p>T<text:span text:style-name="T2">4</text:span> =</text:p>
          </table:table-cell>
          <table:table-cell table:style-name="ce612" office:value-type="string" calcext:value-type="string">
            <text:p>(</text:p>
          </table:table-cell>
          <table:table-cell table:style-name="ce614"/>
          <table:table-cell table:style-name="ce612" office:value-type="string" calcext:value-type="string">
            <text:p>,</text:p>
          </table:table-cell>
          <table:table-cell table:style-name="ce614"/>
          <table:table-cell table:style-name="ce612" office:value-type="string" calcext:value-type="string">
            <text:p>)</text:p>
          </table:table-cell>
          <table:table-cell table:style-name="ce614"/>
          <table:table-cell/>
          <table:table-cell table:style-name="ce614"/>
          <table:table-cell table:number-columns-repeated="55"/>
        </table:table-row>
        <table:table-row table:style-name="ro6" table:number-rows-repeated="3">
          <table:table-cell table:number-columns-repeated="64"/>
        </table:table-row>
        <table:table-row table:style-name="ro7">
          <table:table-cell table:style-name="ce612" office:value-type="string" calcext:value-type="string">
            <text:p>T<text:span text:style-name="T2">1</text:span> =</text:p>
          </table:table-cell>
          <table:table-cell table:style-name="ce612" office:value-type="string" calcext:value-type="string">
            <text:p>(</text:p>
          </table:table-cell>
          <table:table-cell table:style-name="ce614"/>
          <table:table-cell table:style-name="ce612" office:value-type="string" calcext:value-type="string">
            <text:p>,</text:p>
          </table:table-cell>
          <table:table-cell table:style-name="ce614"/>
          <table:table-cell table:style-name="ce612" office:value-type="string" calcext:value-type="string">
            <text:p>,</text:p>
          </table:table-cell>
          <table:table-cell table:style-name="ce614"/>
          <table:table-cell table:style-name="ce612" office:value-type="string" calcext:value-type="string">
            <text:p>)</text:p>
          </table:table-cell>
          <table:table-cell table:style-name="ce614"/>
          <table:table-cell table:number-columns-repeated="55"/>
        </table:table-row>
        <table:table-row table:style-name="ro7">
          <table:table-cell table:style-name="ce612" office:value-type="string" calcext:value-type="string">
            <text:p>T<text:span text:style-name="T2">2</text:span> =</text:p>
          </table:table-cell>
          <table:table-cell table:style-name="ce612" office:value-type="string" calcext:value-type="string">
            <text:p>(</text:p>
          </table:table-cell>
          <table:table-cell table:style-name="ce614"/>
          <table:table-cell table:style-name="ce612" office:value-type="string" calcext:value-type="string">
            <text:p>,</text:p>
          </table:table-cell>
          <table:table-cell table:style-name="ce614"/>
          <table:table-cell table:style-name="ce612" office:value-type="string" calcext:value-type="string">
            <text:p>,</text:p>
          </table:table-cell>
          <table:table-cell table:style-name="ce614"/>
          <table:table-cell table:style-name="ce612" office:value-type="string" calcext:value-type="string">
            <text:p>)</text:p>
          </table:table-cell>
          <table:table-cell table:style-name="ce614"/>
          <table:table-cell table:style-name="Default" table:number-columns-repeated="2"/>
          <table:table-cell table:number-columns-repeated="53"/>
        </table:table-row>
        <table:table-row table:style-name="ro7">
          <table:table-cell table:style-name="ce612" office:value-type="string" calcext:value-type="string">
            <text:p>T<text:span text:style-name="T2">3</text:span> =</text:p>
          </table:table-cell>
          <table:table-cell table:style-name="ce612" office:value-type="string" calcext:value-type="string">
            <text:p>(</text:p>
          </table:table-cell>
          <table:table-cell table:style-name="ce614"/>
          <table:table-cell table:style-name="ce612" office:value-type="string" calcext:value-type="string">
            <text:p>,</text:p>
          </table:table-cell>
          <table:table-cell table:style-name="ce614"/>
          <table:table-cell table:style-name="ce612" office:value-type="string" calcext:value-type="string">
            <text:p>,</text:p>
          </table:table-cell>
          <table:table-cell table:style-name="ce614"/>
          <table:table-cell table:style-name="ce612" office:value-type="string" calcext:value-type="string">
            <text:p>)</text:p>
          </table:table-cell>
          <table:table-cell table:style-name="ce614"/>
          <table:table-cell table:number-columns-repeated="55"/>
        </table:table-row>
        <table:table-row table:style-name="ro7">
          <table:table-cell table:style-name="ce612" office:value-type="string" calcext:value-type="string">
            <text:p>T<text:span text:style-name="T2">4</text:span> =</text:p>
          </table:table-cell>
          <table:table-cell table:style-name="ce612" office:value-type="string" calcext:value-type="string">
            <text:p>(</text:p>
          </table:table-cell>
          <table:table-cell table:style-name="ce614"/>
          <table:table-cell table:style-name="ce612" office:value-type="string" calcext:value-type="string">
            <text:p>,</text:p>
          </table:table-cell>
          <table:table-cell table:style-name="ce614"/>
          <table:table-cell table:style-name="ce612" office:value-type="string" calcext:value-type="string">
            <text:p>,</text:p>
          </table:table-cell>
          <table:table-cell table:style-name="ce614"/>
          <table:table-cell table:style-name="ce612" office:value-type="string" calcext:value-type="string">
            <text:p>)</text:p>
          </table:table-cell>
          <table:table-cell table:style-name="ce614"/>
          <table:table-cell table:number-columns-repeated="55"/>
        </table:table-row>
        <table:table-row table:style-name="ro6" table:number-rows-repeated="3">
          <table:table-cell table:number-columns-repeated="64"/>
        </table:table-row>
        <table:table-row table:style-name="ro7">
          <table:table-cell table:style-name="ce612" office:value-type="string" calcext:value-type="string">
            <text:p>T<text:span text:style-name="T2">1</text:span> =</text:p>
          </table:table-cell>
          <table:table-cell table:style-name="ce612" office:value-type="string" calcext:value-type="string">
            <text:p>(</text:p>
          </table:table-cell>
          <table:table-cell table:style-name="ce614"/>
          <table:table-cell table:style-name="ce612" office:value-type="string" calcext:value-type="string">
            <text:p>,</text:p>
          </table:table-cell>
          <table:table-cell table:style-name="ce614"/>
          <table:table-cell table:style-name="ce612" office:value-type="string" calcext:value-type="string">
            <text:p>,</text:p>
          </table:table-cell>
          <table:table-cell table:style-name="ce614"/>
          <table:table-cell table:style-name="ce612" office:value-type="string" calcext:value-type="string">
            <text:p>,</text:p>
          </table:table-cell>
          <table:table-cell table:style-name="ce614"/>
          <table:table-cell table:style-name="ce612" office:value-type="string" calcext:value-type="string">
            <text:p>)</text:p>
          </table:table-cell>
          <table:table-cell table:number-columns-repeated="54"/>
        </table:table-row>
        <table:table-row table:style-name="ro7">
          <table:table-cell table:style-name="ce612" office:value-type="string" calcext:value-type="string">
            <text:p>T<text:span text:style-name="T2">2</text:span> =</text:p>
          </table:table-cell>
          <table:table-cell table:style-name="ce612" office:value-type="string" calcext:value-type="string">
            <text:p>(</text:p>
          </table:table-cell>
          <table:table-cell table:style-name="ce614"/>
          <table:table-cell table:style-name="ce612" office:value-type="string" calcext:value-type="string">
            <text:p>,</text:p>
          </table:table-cell>
          <table:table-cell table:style-name="ce614"/>
          <table:table-cell table:style-name="ce612" office:value-type="string" calcext:value-type="string">
            <text:p>,</text:p>
          </table:table-cell>
          <table:table-cell table:style-name="ce614"/>
          <table:table-cell table:style-name="ce612" office:value-type="string" calcext:value-type="string">
            <text:p>,</text:p>
          </table:table-cell>
          <table:table-cell table:style-name="ce614"/>
          <table:table-cell table:style-name="ce612" office:value-type="string" calcext:value-type="string">
            <text:p>)</text:p>
          </table:table-cell>
          <table:table-cell table:style-name="Default"/>
          <table:table-cell table:number-columns-repeated="53"/>
        </table:table-row>
        <table:table-row table:style-name="ro7">
          <table:table-cell table:style-name="ce612" office:value-type="string" calcext:value-type="string">
            <text:p>T<text:span text:style-name="T2">3</text:span> =</text:p>
          </table:table-cell>
          <table:table-cell table:style-name="ce612" office:value-type="string" calcext:value-type="string">
            <text:p>(</text:p>
          </table:table-cell>
          <table:table-cell table:style-name="ce614"/>
          <table:table-cell table:style-name="ce612" office:value-type="string" calcext:value-type="string">
            <text:p>,</text:p>
          </table:table-cell>
          <table:table-cell table:style-name="ce614"/>
          <table:table-cell table:style-name="ce612" office:value-type="string" calcext:value-type="string">
            <text:p>,</text:p>
          </table:table-cell>
          <table:table-cell table:style-name="ce614"/>
          <table:table-cell table:style-name="ce612" office:value-type="string" calcext:value-type="string">
            <text:p>,</text:p>
          </table:table-cell>
          <table:table-cell table:style-name="ce614"/>
          <table:table-cell table:style-name="ce612" office:value-type="string" calcext:value-type="string">
            <text:p>)</text:p>
          </table:table-cell>
          <table:table-cell table:number-columns-repeated="54"/>
        </table:table-row>
        <table:table-row table:style-name="ro7">
          <table:table-cell table:style-name="ce612" office:value-type="string" calcext:value-type="string">
            <text:p>T<text:span text:style-name="T2">4</text:span> =</text:p>
          </table:table-cell>
          <table:table-cell table:style-name="ce612" office:value-type="string" calcext:value-type="string">
            <text:p>(</text:p>
          </table:table-cell>
          <table:table-cell table:style-name="ce614"/>
          <table:table-cell table:style-name="ce612" office:value-type="string" calcext:value-type="string">
            <text:p>,</text:p>
          </table:table-cell>
          <table:table-cell table:style-name="ce614"/>
          <table:table-cell table:style-name="ce612" office:value-type="string" calcext:value-type="string">
            <text:p>,</text:p>
          </table:table-cell>
          <table:table-cell table:style-name="ce614"/>
          <table:table-cell table:style-name="ce612" office:value-type="string" calcext:value-type="string">
            <text:p>,</text:p>
          </table:table-cell>
          <table:table-cell table:style-name="ce614"/>
          <table:table-cell table:style-name="ce612" office:value-type="string" calcext:value-type="string">
            <text:p>)</text:p>
          </table:table-cell>
          <table:table-cell table:number-columns-repeated="54"/>
        </table:table-row>
        <table:table-row table:style-name="ro6" table:number-rows-repeated="104855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Taskset_1" table:style-name="ta3">
        <office:forms form:automatic-focus="false" form:apply-design-mode="false"/>
        <table:shapes>
          <draw:line draw:z-index="0" draw:name="Line 2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Default"/>
        <table:table-column table:style-name="co4" table:number-columns-repeated="2" table:default-cell-style-name="ce60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number-columns-repeated="899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567" table:number-columns-spanned="2" table:number-rows-spanned="1"/>
          <table:covered-table-cell table:style-name="ce59"/>
          <table:table-cell table:style-name="ce567" office:value-type="float" office:value="2" calcext:value-type="float" table:number-columns-spanned="2" table:number-rows-spanned="1">
            <text:p>2</text:p>
          </table:table-cell>
          <table:covered-table-cell table:style-name="ce59"/>
          <table:table-cell table:style-name="ce567" table:number-columns-spanned="2" table:number-rows-spanned="1"/>
          <table:covered-table-cell table:style-name="ce59"/>
          <table:table-cell table:style-name="ce567" table:number-columns-spanned="2" table:number-rows-spanned="1"/>
          <table:covered-table-cell table:style-name="ce59"/>
          <table:table-cell table:style-name="ce567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575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7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575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7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575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575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7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57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5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74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5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68" table:number-columns-spanned="2" table:number-rows-spanned="1"/>
          <table:covered-table-cell table:style-name="ce42"/>
          <table:table-cell table:style-name="ce568" table:number-columns-spanned="2" table:number-rows-spanned="1"/>
          <table:covered-table-cell table:style-name="ce42"/>
          <table:table-cell table:style-name="ce568" table:number-columns-spanned="2" table:number-rows-spanned="1"/>
          <table:covered-table-cell table:style-name="ce42"/>
          <table:table-cell table:style-name="ce5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68" table:number-columns-spanned="2" table:number-rows-spanned="1"/>
          <table:covered-table-cell table:style-name="ce42"/>
          <table:table-cell table:style-name="ce568" table:number-columns-spanned="2" table:number-rows-spanned="1"/>
          <table:covered-table-cell table:style-name="ce42"/>
          <table:table-cell table:style-name="ce568" table:number-columns-spanned="2" table:number-rows-spanned="1"/>
          <table:covered-table-cell table:style-name="ce42"/>
          <table:table-cell table:style-name="ce5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68" table:number-columns-spanned="2" table:number-rows-spanned="1"/>
          <table:covered-table-cell table:style-name="ce42"/>
          <table:table-cell table:style-name="ce5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  <table:table-cell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560" office:value-type="float" office:value="1" calcext:value-type="float" table:number-columns-spanned="2" table:number-rows-spanned="1">
            <text:p>1</text:p>
          </table:table-cell>
          <table:covered-table-cell table:style-name="ce569"/>
          <table:table-cell table:style-name="ce560" office:value-type="float" office:value="1" calcext:value-type="float" table:number-columns-spanned="2" table:number-rows-spanned="1">
            <text:p>1</text:p>
          </table:table-cell>
          <table:covered-table-cell table:style-name="ce569"/>
          <table:table-cell table:style-name="ce560" office:value-type="float" office:value="1" calcext:value-type="float" table:number-columns-spanned="2" table:number-rows-spanned="1">
            <text:p>1</text:p>
          </table:table-cell>
          <table:covered-table-cell table:style-name="ce569"/>
          <table:table-cell table:style-name="ce560" office:value-type="float" office:value="1" calcext:value-type="float" table:number-columns-spanned="2" table:number-rows-spanned="1">
            <text:p>1</text:p>
          </table:table-cell>
          <table:covered-table-cell table:style-name="ce569"/>
          <table:table-cell table:style-name="ce560" office:value-type="float" office:value="1" calcext:value-type="float" table:number-columns-spanned="2" table:number-rows-spanned="1">
            <text:p>1</text:p>
          </table:table-cell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office:value-type="string" calcext:value-type="string" table:number-columns-spanned="2" table:number-rows-spanned="1">
            <text:p>D0!</text:p>
          </table:table-cell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office:value-type="string" calcext:value-type="string" table:number-columns-spanned="2" table:number-rows-spanned="1">
            <text:p>D1!</text:p>
          </table:table-cell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office:value-type="string" calcext:value-type="string" table:number-columns-spanned="2" table:number-rows-spanned="1">
            <text:p>D2!</text:p>
          </table:table-cell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table:number-columns-spanned="2" table:number-rows-spanned="1"/>
          <table:covered-table-cell table:style-name="ce569"/>
          <table:table-cell table:style-name="ce560" office:value-type="string" calcext:value-type="string" table:number-columns-spanned="2" table:number-rows-spanned="1">
            <text:p>D3!</text:p>
          </table:table-cell>
          <table:covered-table-cell table:style-name="ce569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561" office:value-type="string" calcext:value-type="string" table:number-columns-spanned="2" table:number-rows-spanned="1">
            <text:p>R0</text:p>
          </table:table-cell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office:value-type="string" calcext:value-type="string" table:number-columns-spanned="2" table:number-rows-spanned="1">
            <text:p>R1</text:p>
          </table:table-cell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office:value-type="string" calcext:value-type="string" table:number-columns-spanned="2" table:number-rows-spanned="1">
            <text:p>R0</text:p>
          </table:table-cell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office:value-type="string" calcext:value-type="string" table:number-columns-spanned="2" table:number-rows-spanned="1">
            <text:p>R2</text:p>
          </table:table-cell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table:number-columns-spanned="2" table:number-rows-spanned="1"/>
          <table:covered-table-cell table:style-name="ce570"/>
          <table:table-cell table:style-name="ce561" office:value-type="string" calcext:value-type="string" table:number-columns-spanned="2" table:number-rows-spanned="1">
            <text:p>R3</text:p>
          </table:table-cell>
          <table:covered-table-cell table:style-name="ce570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562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62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office:value-type="string" calcext:value-type="string" table:number-columns-spanned="2" table:number-rows-spanned="1">
            <text:p>D5!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563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office:value-type="string" calcext:value-type="string" table:number-columns-spanned="2" table:number-rows-spanned="1">
            <text:p>R1</text:p>
          </table:table-cell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office:value-type="string" calcext:value-type="string" table:number-columns-spanned="2" table:number-rows-spanned="1">
            <text:p>R2</text:p>
          </table:table-cell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office:value-type="string" calcext:value-type="string" table:number-columns-spanned="2" table:number-rows-spanned="1">
            <text:p>R3</text:p>
          </table:table-cell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office:value-type="string" calcext:value-type="string" table:number-columns-spanned="2" table:number-rows-spanned="1">
            <text:p>R4</text:p>
          </table:table-cell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office:value-type="string" calcext:value-type="string" table:number-columns-spanned="2" table:number-rows-spanned="1">
            <text:p>R5</text:p>
          </table:table-cell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2" table:number-columns-spanned="2" table:number-rows-spanned="1"/>
          <table:covered-table-cell table:style-name="ce33"/>
          <table:table-cell table:style-name="ce563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564" office:value-type="float" office:value="3" calcext:value-type="float" table:number-columns-spanned="2" table:number-rows-spanned="1">
            <text:p>3</text:p>
          </table:table-cell>
          <table:covered-table-cell table:style-name="ce571"/>
          <table:table-cell table:style-name="ce564" office:value-type="float" office:value="3" calcext:value-type="float" table:number-columns-spanned="2" table:number-rows-spanned="1">
            <text:p>3</text:p>
          </table:table-cell>
          <table:covered-table-cell table:style-name="ce571"/>
          <table:table-cell table:style-name="ce564" office:value-type="float" office:value="3" calcext:value-type="float" table:number-columns-spanned="2" table:number-rows-spanned="1">
            <text:p>3</text:p>
          </table:table-cell>
          <table:covered-table-cell table:style-name="ce571"/>
          <table:table-cell table:style-name="ce564" office:value-type="float" office:value="3" calcext:value-type="float" table:number-columns-spanned="2" table:number-rows-spanned="1">
            <text:p>3</text:p>
          </table:table-cell>
          <table:covered-table-cell table:style-name="ce571"/>
          <table:table-cell table:style-name="ce564" office:value-type="float" office:value="3" calcext:value-type="float" table:number-columns-spanned="2" table:number-rows-spanned="1">
            <text:p>3</text:p>
          </table:table-cell>
          <table:covered-table-cell table:style-name="ce571"/>
          <table:table-cell table:style-name="ce564" office:value-type="float" office:value="3" calcext:value-type="float" table:number-columns-spanned="2" table:number-rows-spanned="1">
            <text:p>3</text:p>
          </table:table-cell>
          <table:covered-table-cell table:style-name="ce571"/>
          <table:table-cell table:style-name="ce564" office:value-type="float" office:value="3" calcext:value-type="float" table:number-columns-spanned="2" table:number-rows-spanned="1">
            <text:p>3</text:p>
          </table:table-cell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office:value-type="string" calcext:value-type="string" table:number-columns-spanned="2" table:number-rows-spanned="1">
            <text:p>D0!</text:p>
          </table:table-cell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office:value-type="string" calcext:value-type="string" table:number-columns-spanned="2" table:number-rows-spanned="1">
            <text:p>D1!</text:p>
          </table:table-cell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564" table:number-columns-spanned="2" table:number-rows-spanned="1"/>
          <table:covered-table-cell table:style-name="ce57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565" office:value-type="string" calcext:value-type="string" table:number-columns-spanned="2" table:number-rows-spanned="1">
            <text:p>R0</text:p>
          </table:table-cell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office:value-type="string" calcext:value-type="string" table:number-columns-spanned="2" table:number-rows-spanned="1">
            <text:p>R1</text:p>
          </table:table-cell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office:value-type="string" calcext:value-type="string" table:number-columns-spanned="2" table:number-rows-spanned="1">
            <text:p>R2</text:p>
          </table:table-cell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565" table:number-columns-spanned="2" table:number-rows-spanned="1"/>
          <table:covered-table-cell table:style-name="ce57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566" table:number-columns-spanned="2" table:number-rows-spanned="1"/>
          <table:covered-table-cell table:style-name="ce573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repeated="26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546" table:number-columns-spanned="2" table:number-rows-spanned="1"/>
          <table:covered-table-cell table:style-name="ce546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Taskset_1.C4:Taskset_1.C4 Taskset_1.E4:Taskset_1.E4 Taskset_1.G4:Taskset_1.G4 Taskset_1.I4:Taskset_1.I4 Taskset_1.K4:Taskset_1.K4 Taskset_1.M4:Taskset_1.M4 Taskset_1.O4:Taskset_1.O4 Taskset_1.Q4:Taskset_1.Q4 Taskset_1.S4:Taskset_1.S4 Taskset_1.U4:Taskset_1.U4 Taskset_1.W4:Taskset_1.W4 Taskset_1.Y4:Taskset_1.Y4 Taskset_1.AA4:Taskset_1.AA4 Taskset_1.AC4:Taskset_1.AC4 Taskset_1.AE4:Taskset_1.AE4 Taskset_1.AG4:Taskset_1.AG4 Taskset_1.AI4:Taskset_1.AI4 Taskset_1.AK4:Taskset_1.AK4 Taskset_1.AM4:Taskset_1.AM4 Taskset_1.AO4:Taskset_1.AO4 Taskset_1.AQ4:Taskset_1.AQ4 Taskset_1.AS4:Taskset_1.AS4 Taskset_1.AU4:Taskset_1.AU4 Taskset_1.AW4:Taskset_1.AW4 Taskset_1.AY4:Taskset_1.AY4 Taskset_1.BA4:Taskset_1.BA4 Taskset_1.BC4:Taskset_1.BC4 Taskset_1.BE4:Taskset_1.BE4 Taskset_1.BG4:Taskset_1.BG4 Taskset_1.BI4:Taskset_1.BI4 Taskset_1.BK4:Taskset_1.BK4 Taskset_1.BM4:Taskset_1.BM4 Taskset_1.BO4:Taskset_1.BO4 Taskset_1.BQ4:Taskset_1.BQ4 Taskset_1.BS4:Taskset_1.BS4 Taskset_1.BU4:Taskset_1.BU4 Taskset_1.BW4:Taskset_1.BW4 Taskset_1.BY4:Taskset_1.BY4 Taskset_1.CA4:Taskset_1.CA4 Taskset_1.CC4:Taskset_1.CC4 Taskset_1.CE4:Taskset_1.CE4 Taskset_1.CG4:Taskset_1.CG4 Taskset_1.CI4:Taskset_1.CI4 Taskset_1.CK4:Taskset_1.CK4 Taskset_1.DM4:Taskset_1.DM4 Taskset_1.DQ4:Taskset_1.DQ4 Taskset_1.DS4:Taskset_1.DS4 Taskset_1.K2:Taskset_1.K2 Taskset_1.M2:Taskset_1.M2 Taskset_1.O2:Taskset_1.O2 Taskset_1.Q2:Taskset_1.Q2 Taskset_1.S2:Taskset_1.S2 Taskset_1.U2:Taskset_1.U2 Taskset_1.W2:Taskset_1.W2 Taskset_1.Y2:Taskset_1.Y2 Taskset_1.AA2:Taskset_1.AA2 Taskset_1.AC2:Taskset_1.AC2 Taskset_1.AE2:Taskset_1.AE2 Taskset_1.AG2:Taskset_1.AG2 Taskset_1.AI2:Taskset_1.AI2 Taskset_1.AK2:Taskset_1.AK2 Taskset_1.AM2:Taskset_1.AM2 Taskset_1.AO2:Taskset_1.AO2 Taskset_1.AQ2:Taskset_1.AQ2 Taskset_1.AS2:Taskset_1.AS2 Taskset_1.AU2:Taskset_1.AU2 Taskset_1.AW2:Taskset_1.AW2 Taskset_1.AY2:Taskset_1.AY2 Taskset_1.BA2:Taskset_1.BA2 Taskset_1.BC2:Taskset_1.BC2 Taskset_1.BE2:Taskset_1.BE2 Taskset_1.BG2:Taskset_1.BG2 Taskset_1.BI2:Taskset_1.BI2 Taskset_1.BK2:Taskset_1.BK2 Taskset_1.BM2:Taskset_1.BM2 Taskset_1.BO2:Taskset_1.BO2 Taskset_1.BQ2:Taskset_1.BQ2 Taskset_1.BS2:Taskset_1.BS2 Taskset_1.BU2:Taskset_1.BU2 Taskset_1.BW2:Taskset_1.BW2 Taskset_1.BY2:Taskset_1.BY2 Taskset_1.CA2:Taskset_1.CA2 Taskset_1.CC2:Taskset_1.CC2 Taskset_1.CE2:Taskset_1.CE2 Taskset_1.CG2:Taskset_1.CG2 Taskset_1.CI2:Taskset_1.CI2 Taskset_1.CK2:Taskset_1.CK2 Taskset_1.DM2:Taskset_1.DM2 Taskset_1.DQ2:Taskset_1.DQ2 Taskset_1.DS2:Taskset_1.DS2 Taskset_1.DO4:Taskset_1.DO4 Taskset_1.DO2:Taskset_1.DO2 Taskset_1.CM4:Taskset_1.CM4 Taskset_1.CO4:Taskset_1.CO4 Taskset_1.CQ4:Taskset_1.CQ4 Taskset_1.CS4:Taskset_1.CS4 Taskset_1.CU4:Taskset_1.CU4 Taskset_1.CW4:Taskset_1.CW4 Taskset_1.CY4:Taskset_1.CY4 Taskset_1.DA4:Taskset_1.DA4 Taskset_1.DC4:Taskset_1.DC4 Taskset_1.DE4:Taskset_1.DE4 Taskset_1.DG4:Taskset_1.DG4 Taskset_1.DI4:Taskset_1.DI4 Taskset_1.DK4:Taskset_1.DK4 Taskset_1.CM2:Taskset_1.CM2 Taskset_1.CO2:Taskset_1.CO2 Taskset_1.CQ2:Taskset_1.CQ2 Taskset_1.CS2:Taskset_1.CS2 Taskset_1.CU2:Taskset_1.CU2 Taskset_1.CW2:Taskset_1.CW2 Taskset_1.CY2:Taskset_1.CY2 Taskset_1.DA2:Taskset_1.DA2 Taskset_1.DC2:Taskset_1.DC2 Taskset_1.DE2:Taskset_1.DE2 Taskset_1.DG2:Taskset_1.DG2 Taskset_1.DI2:Taskset_1.DI2 Taskset_1.DK2:Taskset_1.DK2 Taskset_1.I2:Taskset_1.I2 Taskset_1.G2:Taskset_1.G2 Taskset_1.E2:Taskset_1.E2 Taskset_1.C2:Taskset_1.C2">
            <calcext:condition calcext:apply-style-name="ConditionalStyle_1" calcext:value="=1" calcext:base-cell-address="Taskset_1.C2"/>
            <calcext:condition calcext:apply-style-name="ConditionalStyle_2" calcext:value="=2" calcext:base-cell-address="Taskset_1.C2"/>
            <calcext:condition calcext:apply-style-name="ConditionalStyle_3" calcext:value="=3" calcext:base-cell-address="Taskset_1.C2"/>
            <calcext:condition calcext:apply-style-name="ConditionalStyle_4" calcext:value="=4" calcext:base-cell-address="Taskset_1.C2"/>
            <calcext:condition calcext:apply-style-name="ConditionalStyle_5" calcext:value="&lt;1" calcext:base-cell-address="Taskset_1.C2"/>
            <calcext:condition calcext:apply-style-name="ConditionalStyle_5" calcext:value="&gt;4" calcext:base-cell-address="Taskset_1.C2"/>
          </calcext:conditional-format>
          <calcext:conditional-format calcext:target-range-address="Taskset_1.B8:Taskset_1.DS9">
            <calcext:condition calcext:apply-style-name="ConditionalStyle_1" calcext:value="!=&quot;&quot;" calcext:base-cell-address="Taskset_1.B8"/>
          </calcext:conditional-format>
          <calcext:conditional-format calcext:target-range-address="Taskset_1.B11:Taskset_1.B12 Taskset_1.AT11:Taskset_1.AT12 Taskset_1.CL11:Taskset_1.CL12 Taskset_1.D11:Taskset_1.D12 Taskset_1.F11:Taskset_1.F12 Taskset_1.H11:Taskset_1.H12 Taskset_1.J11:Taskset_1.J12 Taskset_1.L11:Taskset_1.L12 Taskset_1.N11:Taskset_1.N12 Taskset_1.V11:Taskset_1.V12 Taskset_1.X11:Taskset_1.X12 Taskset_1.Z11:Taskset_1.Z12 Taskset_1.AB11:Taskset_1.AB12 Taskset_1.AD11:Taskset_1.AD12 Taskset_1.AF11:Taskset_1.AF12 Taskset_1.AH11:Taskset_1.AH12 Taskset_1.AJ11:Taskset_1.AJ12 Taskset_1.AL11:Taskset_1.AL12 Taskset_1.AN11:Taskset_1.AN12 Taskset_1.AP11:Taskset_1.AP12 Taskset_1.AR11:Taskset_1.AR12 Taskset_1.AV11:Taskset_1.AV12 Taskset_1.AX11:Taskset_1.AX12 Taskset_1.AZ11:Taskset_1.AZ12 Taskset_1.BB11:Taskset_1.BB12 Taskset_1.BD11:Taskset_1.BD12 Taskset_1.BF11:Taskset_1.BF12 Taskset_1.BH11:Taskset_1.BH12 Taskset_1.BJ11:Taskset_1.BJ12 Taskset_1.BL11:Taskset_1.BL12 Taskset_1.BN11:Taskset_1.BN12 Taskset_1.BP11:Taskset_1.BP12 Taskset_1.BR11:Taskset_1.BR12 Taskset_1.BT11:Taskset_1.BT12 Taskset_1.BV11:Taskset_1.BV12 Taskset_1.BX11:Taskset_1.BX12 Taskset_1.BZ11:Taskset_1.BZ12 Taskset_1.CB11:Taskset_1.CB12 Taskset_1.CD11:Taskset_1.CD12 Taskset_1.CF11:Taskset_1.CF12 Taskset_1.CH11:Taskset_1.CH12 Taskset_1.CJ11:Taskset_1.CJ12 Taskset_1.CN11:Taskset_1.CN12 Taskset_1.CP11:Taskset_1.CP12 Taskset_1.CR11:Taskset_1.CR12 Taskset_1.CT11:Taskset_1.CT12 Taskset_1.CV11:Taskset_1.CV12 Taskset_1.CX11:Taskset_1.CX12 Taskset_1.CZ11:Taskset_1.CZ12 Taskset_1.DB11:Taskset_1.DB12 Taskset_1.DD11:Taskset_1.DD12 Taskset_1.DF11:Taskset_1.DF12 Taskset_1.DH11:Taskset_1.DH12 Taskset_1.DJ11:Taskset_1.DJ12 Taskset_1.DL11:Taskset_1.DL12 Taskset_1.DN11:Taskset_1.DN12 Taskset_1.DP11:Taskset_1.DP12 Taskset_1.DR11:Taskset_1.DR12 Taskset_1.R11:Taskset_1.R12 Taskset_1.P11:Taskset_1.P12 Taskset_1.T11:Taskset_1.T12">
            <calcext:condition calcext:apply-style-name="ConditionalStyle_2" calcext:value="!=&quot;&quot;" calcext:base-cell-address="Taskset_1.B11"/>
          </calcext:conditional-format>
          <calcext:conditional-format calcext:target-range-address="Taskset_1.B14:Taskset_1.DS15">
            <calcext:condition calcext:apply-style-name="ConditionalStyle_3" calcext:value="!=&quot;&quot;" calcext:base-cell-address="Taskset_1.B14"/>
          </calcext:conditional-format>
          <calcext:conditional-format calcext:target-range-address="Taskset_1.B17:Taskset_1.E17 Taskset_1.H17:Taskset_1.DS17 Taskset_1.B18:Taskset_1.DS18">
            <calcext:condition calcext:apply-style-name="ConditionalStyle_4" calcext:value="!=&quot;&quot;" calcext:base-cell-address="Taskset_1.B17"/>
          </calcext:conditional-format>
          <calcext:conditional-format calcext:target-range-address="Taskset_1.D17:Taskset_1.E17 Taskset_1.H17:Taskset_1.DS17 Taskset_1.B17:Taskset_1.C18 Taskset_1.D18:Taskset_1.DS18">
            <calcext:condition calcext:apply-style-name="ConditionalStyle_4" calcext:value="!=&quot;&quot;" calcext:base-cell-address="Taskset_1.B17"/>
          </calcext:conditional-format>
          <calcext:conditional-format calcext:target-range-address="Taskset_1.B17:Taskset_1.DS18">
            <calcext:condition calcext:apply-style-name="ConditionalStyle_4" calcext:value="!=&quot;&quot;" calcext:base-cell-address="Taskset_1.B17"/>
          </calcext:conditional-format>
        </calcext:conditional-formats>
      </table:table>
      <table:table table:name="Taskset_2" table:style-name="ta3">
        <office:forms form:automatic-focus="false" form:apply-design-mode="false"/>
        <table:shapes>
          <draw:line draw:z-index="0" draw:name="Line 2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Default"/>
        <table:table-column table:style-name="co4" table:number-columns-repeated="2" table:default-cell-style-name="ce60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number-columns-repeated="899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583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office:value-type="float" office:value="3" calcext:value-type="float" table:number-columns-spanned="2" table:number-rows-spanned="1">
            <text:p>3</text:p>
          </table:table-cell>
          <table:covered-table-cell table:style-name="ce59"/>
          <table:table-cell table:style-name="ce590" office:value-type="float" office:value="3" calcext:value-type="float" table:number-columns-spanned="2" table:number-rows-spanned="1">
            <text:p>3</text:p>
          </table:table-cell>
          <table:covered-table-cell table:style-name="ce59"/>
          <table:table-cell table:style-name="ce583" office:value-type="float" office:value="3" calcext:value-type="float" table:number-columns-spanned="2" table:number-rows-spanned="1">
            <text:p>3</text:p>
          </table:table-cell>
          <table:covered-table-cell table:style-name="ce59"/>
          <table:table-cell table:style-name="ce583" office:value-type="float" office:value="3" calcext:value-type="float" table:number-columns-spanned="2" table:number-rows-spanned="1">
            <text:p>3</text:p>
          </table:table-cell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583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583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office:value-type="float" office:value="3" calcext:value-type="float" table:number-columns-spanned="2" table:number-rows-spanned="1">
            <text:p>3</text:p>
          </table:table-cell>
          <table:covered-table-cell table:style-name="ce59"/>
          <table:table-cell table:style-name="ce583" office:value-type="float" office:value="3" calcext:value-type="float" table:number-columns-spanned="2" table:number-rows-spanned="1">
            <text:p>3</text:p>
          </table:table-cell>
          <table:covered-table-cell table:style-name="ce59"/>
          <table:table-cell table:style-name="ce583" office:value-type="float" office:value="3" calcext:value-type="float" table:number-columns-spanned="2" table:number-rows-spanned="1">
            <text:p>3</text:p>
          </table:table-cell>
          <table:covered-table-cell table:style-name="ce59"/>
          <table:table-cell table:style-name="ce583" office:value-type="float" office:value="3" calcext:value-type="float" table:number-columns-spanned="2" table:number-rows-spanned="1">
            <text:p>3</text:p>
          </table:table-cell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583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83" table:number-columns-spanned="2" table:number-rows-spanned="1"/>
          <table:covered-table-cell table:style-name="ce59"/>
          <table:table-cell table:style-name="ce591" table:number-columns-spanned="2" table:number-rows-spanned="1"/>
          <table:covered-table-cell table:style-name="ce41"/>
          <table:table-cell table:style-name="ce591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5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4" table:number-columns-spanned="2" table:number-rows-spanned="1"/>
          <table:covered-table-cell table:style-name="ce42"/>
          <table:table-cell table:style-name="ce5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84" table:number-columns-spanned="2" table:number-rows-spanned="1"/>
          <table:covered-table-cell table:style-name="ce42"/>
          <table:table-cell table:style-name="ce584" table:number-columns-spanned="2" table:number-rows-spanned="1"/>
          <table:covered-table-cell table:style-name="ce42"/>
          <table:table-cell table:style-name="ce584" table:number-columns-spanned="2" table:number-rows-spanned="1"/>
          <table:covered-table-cell table:style-name="ce42"/>
          <table:table-cell table:style-name="ce584" table:number-columns-spanned="2" table:number-rows-spanned="1"/>
          <table:covered-table-cell table:style-name="ce42"/>
          <table:table-cell table:style-name="ce584" table:number-columns-spanned="2" table:number-rows-spanned="1"/>
          <table:covered-table-cell table:style-name="ce42"/>
          <table:table-cell table:style-name="ce584" table:number-columns-spanned="2" table:number-rows-spanned="1"/>
          <table:covered-table-cell table:style-name="ce42"/>
          <table:table-cell table:style-name="ce5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4" table:number-columns-spanned="2" table:number-rows-spanned="1"/>
          <table:covered-table-cell table:style-name="ce42"/>
          <table:table-cell table:style-name="ce584" table:number-columns-spanned="2" table:number-rows-spanned="1"/>
          <table:covered-table-cell table:style-name="ce42"/>
          <table:table-cell table:style-name="ce584" table:number-columns-spanned="2" table:number-rows-spanned="1"/>
          <table:covered-table-cell table:style-name="ce42"/>
          <table:table-cell table:style-name="ce5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84" table:number-columns-spanned="2" table:number-rows-spanned="1"/>
          <table:covered-table-cell table:style-name="ce42"/>
          <table:table-cell table:style-name="ce584" table:number-columns-spanned="2" table:number-rows-spanned="1"/>
          <table:covered-table-cell table:style-name="ce42"/>
          <table:table-cell table:style-name="ce584" table:number-columns-spanned="2" table:number-rows-spanned="1"/>
          <table:covered-table-cell table:style-name="ce42"/>
          <table:table-cell table:style-name="ce584" table:number-columns-spanned="2" table:number-rows-spanned="1"/>
          <table:covered-table-cell table:style-name="ce42"/>
          <table:table-cell table:style-name="ce584" table:number-columns-spanned="2" table:number-rows-spanned="1"/>
          <table:covered-table-cell table:style-name="ce42"/>
          <table:table-cell table:style-name="ce584" table:number-columns-spanned="2" table:number-rows-spanned="1"/>
          <table:covered-table-cell table:style-name="ce42"/>
          <table:table-cell table:style-name="ce584" table:number-columns-spanned="2" table:number-rows-spanned="1"/>
          <table:covered-table-cell table:style-name="ce42"/>
          <table:table-cell table:style-name="ce584" table:number-columns-spanned="2" table:number-rows-spanned="1"/>
          <table:covered-table-cell table:style-name="ce42"/>
          <table:table-cell table:style-name="ce584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576" office:value-type="float" office:value="1" calcext:value-type="float" table:number-columns-spanned="2" table:number-rows-spanned="1">
            <text:p>1</text:p>
          </table:table-cell>
          <table:covered-table-cell table:style-name="ce585"/>
          <table:table-cell table:style-name="ce576" office:value-type="float" office:value="1" calcext:value-type="float" table:number-columns-spanned="2" table:number-rows-spanned="1">
            <text:p>1</text:p>
          </table:table-cell>
          <table:covered-table-cell table:style-name="ce585"/>
          <table:table-cell table:style-name="ce576" office:value-type="float" office:value="1" calcext:value-type="float" table:number-columns-spanned="2" table:number-rows-spanned="1">
            <text:p>1</text:p>
          </table:table-cell>
          <table:covered-table-cell table:style-name="ce585"/>
          <table:table-cell table:style-name="ce576" office:value-type="float" office:value="1" calcext:value-type="float" table:number-columns-spanned="2" table:number-rows-spanned="1">
            <text:p>1</text:p>
          </table:table-cell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office:value-type="string" calcext:value-type="string" table:number-columns-spanned="2" table:number-rows-spanned="1">
            <text:p>D0!</text:p>
          </table:table-cell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office:value-type="string" calcext:value-type="string" table:number-columns-spanned="2" table:number-rows-spanned="1">
            <text:p>D1!</text:p>
          </table:table-cell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office:value-type="string" calcext:value-type="string" table:number-columns-spanned="2" table:number-rows-spanned="1">
            <text:p>D2!</text:p>
          </table:table-cell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office:value-type="string" calcext:value-type="string" table:number-columns-spanned="2" table:number-rows-spanned="1">
            <text:p>D3!</text:p>
          </table:table-cell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577" office:value-type="string" calcext:value-type="string" table:number-columns-spanned="2" table:number-rows-spanned="1">
            <text:p>R0</text:p>
          </table:table-cell>
          <table:covered-table-cell table:style-name="ce586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office:value-type="string" calcext:value-type="string" table:number-columns-spanned="2" table:number-rows-spanned="1">
            <text:p>R1</text:p>
          </table:table-cell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office:value-type="string" calcext:value-type="string" table:number-columns-spanned="2" table:number-rows-spanned="1">
            <text:p>R2</text:p>
          </table:table-cell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office:value-type="string" calcext:value-type="string" table:number-columns-spanned="2" table:number-rows-spanned="1">
            <text:p>R3</text:p>
          </table:table-cell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office:value-type="string" calcext:value-type="string" table:number-columns-spanned="2" table:number-rows-spanned="1">
            <text:p>R4</text:p>
          </table:table-cell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576" table:number-columns-spanned="2" table:number-rows-spanned="1"/>
          <table:covered-table-cell table:style-name="ce585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57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7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office:value-type="string" calcext:value-type="string" table:number-columns-spanned="2" table:number-rows-spanned="1">
            <text:p>D5!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57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office:value-type="string" calcext:value-type="string" table:number-columns-spanned="2" table:number-rows-spanned="1">
            <text:p>R1</text:p>
          </table:table-cell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office:value-type="string" calcext:value-type="string" table:number-columns-spanned="2" table:number-rows-spanned="1">
            <text:p>R2</text:p>
          </table:table-cell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office:value-type="string" calcext:value-type="string" table:number-columns-spanned="2" table:number-rows-spanned="1">
            <text:p>R3</text:p>
          </table:table-cell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office:value-type="string" calcext:value-type="string" table:number-columns-spanned="2" table:number-rows-spanned="1">
            <text:p>R4</text:p>
          </table:table-cell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office:value-type="string" calcext:value-type="string" table:number-columns-spanned="2" table:number-rows-spanned="1">
            <text:p>R5</text:p>
          </table:table-cell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table:number-columns-spanned="2" table:number-rows-spanned="1"/>
          <table:covered-table-cell table:style-name="ce33"/>
          <table:table-cell table:style-name="ce578" office:value-type="string" calcext:value-type="string" table:number-columns-spanned="2" table:number-rows-spanned="1">
            <text:p>R6</text:p>
          </table:table-cell>
          <table:covered-table-cell table:style-name="ce33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580" office:value-type="float" office:value="3" calcext:value-type="float" table:number-columns-spanned="2" table:number-rows-spanned="1">
            <text:p>3</text:p>
          </table:table-cell>
          <table:covered-table-cell table:style-name="ce587"/>
          <table:table-cell table:style-name="ce580" office:value-type="float" office:value="3" calcext:value-type="float" table:number-columns-spanned="2" table:number-rows-spanned="1">
            <text:p>3</text:p>
          </table:table-cell>
          <table:covered-table-cell table:style-name="ce587"/>
          <table:table-cell table:style-name="ce580" office:value-type="float" office:value="3" calcext:value-type="float" table:number-columns-spanned="2" table:number-rows-spanned="1">
            <text:p>3</text:p>
          </table:table-cell>
          <table:covered-table-cell table:style-name="ce587"/>
          <table:table-cell table:style-name="ce580" office:value-type="float" office:value="3" calcext:value-type="float" table:number-columns-spanned="2" table:number-rows-spanned="1">
            <text:p>3</text:p>
          </table:table-cell>
          <table:covered-table-cell table:style-name="ce587"/>
          <table:table-cell table:style-name="ce580" office:value-type="float" office:value="3" calcext:value-type="float" table:number-columns-spanned="2" table:number-rows-spanned="1">
            <text:p>3</text:p>
          </table:table-cell>
          <table:covered-table-cell table:style-name="ce587"/>
          <table:table-cell table:style-name="ce580" office:value-type="float" office:value="3" calcext:value-type="float" table:number-columns-spanned="2" table:number-rows-spanned="1">
            <text:p>3</text:p>
          </table:table-cell>
          <table:covered-table-cell table:style-name="ce587"/>
          <table:table-cell table:style-name="ce580" office:value-type="float" office:value="3" calcext:value-type="float" table:number-columns-spanned="2" table:number-rows-spanned="1">
            <text:p>3</text:p>
          </table:table-cell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office:value-type="string" calcext:value-type="string" table:number-columns-spanned="2" table:number-rows-spanned="1">
            <text:p>D0!</text:p>
          </table:table-cell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office:value-type="string" calcext:value-type="string" table:number-columns-spanned="2" table:number-rows-spanned="1">
            <text:p>D1!</text:p>
          </table:table-cell>
          <table:covered-table-cell table:style-name="ce587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581" office:value-type="string" calcext:value-type="string" table:number-columns-spanned="2" table:number-rows-spanned="1">
            <text:p>R0</text:p>
          </table:table-cell>
          <table:covered-table-cell table:style-name="ce588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office:value-type="string" calcext:value-type="string" table:number-columns-spanned="2" table:number-rows-spanned="1">
            <text:p>R1</text:p>
          </table:table-cell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0" table:number-columns-spanned="2" table:number-rows-spanned="1"/>
          <table:covered-table-cell table:style-name="ce587"/>
          <table:table-cell table:style-name="ce581" office:value-type="string" calcext:value-type="string" table:number-columns-spanned="2" table:number-rows-spanned="1">
            <text:p>R2</text:p>
          </table:table-cell>
          <table:covered-table-cell table:style-name="ce588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582" office:value-type="float" office:value="4" calcext:value-type="float" table:number-columns-spanned="2" table:number-rows-spanned="1">
            <text:p>4</text:p>
          </table:table-cell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582" office:value-type="string" calcext:value-type="string" table:number-columns-spanned="2" table:number-rows-spanned="1">
            <text:p>R0</text:p>
          </table:table-cell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582" table:number-columns-spanned="2" table:number-rows-spanned="1"/>
          <table:covered-table-cell table:style-name="ce589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repeated="26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546" table:number-columns-spanned="2" table:number-rows-spanned="1"/>
          <table:covered-table-cell table:style-name="ce546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Taskset_2.BY4:Taskset_2.BY4 Taskset_2.DQ2:Taskset_2.DQ2 Taskset_2.DS2:Taskset_2.DS2 Taskset_2.C2:Taskset_2.C2 Taskset_2.E2:Taskset_2.E2 Taskset_2.G2:Taskset_2.G2 Taskset_2.I2:Taskset_2.I2 Taskset_2.K2:Taskset_2.K2 Taskset_2.M2:Taskset_2.M2 Taskset_2.O2:Taskset_2.O2 Taskset_2.Q2:Taskset_2.Q2 Taskset_2.S2:Taskset_2.S2 Taskset_2.U2:Taskset_2.U2 Taskset_2.Y2:Taskset_2.Y2 Taskset_2.AA2:Taskset_2.AA2 Taskset_2.AC2:Taskset_2.AC2 Taskset_2.AE2:Taskset_2.AE2 Taskset_2.AG2:Taskset_2.AG2 Taskset_2.AI2:Taskset_2.AI2 Taskset_2.AK2:Taskset_2.AK2 Taskset_2.AM2:Taskset_2.AM2 Taskset_2.AO2:Taskset_2.AO2 Taskset_2.AQ2:Taskset_2.AQ2 Taskset_2.AS2:Taskset_2.AS2 Taskset_2.AU2:Taskset_2.AU2 Taskset_2.AW2:Taskset_2.AW2 Taskset_2.AY2:Taskset_2.AY2 Taskset_2.BA2:Taskset_2.BA2 Taskset_2.BC2:Taskset_2.BC2 Taskset_2.BE2:Taskset_2.BE2 Taskset_2.BG2:Taskset_2.BG2 Taskset_2.BI2:Taskset_2.BI2 Taskset_2.BK2:Taskset_2.BK2 Taskset_2.BM2:Taskset_2.BM2 Taskset_2.BO2:Taskset_2.BO2 Taskset_2.BQ2:Taskset_2.BQ2 Taskset_2.BS2:Taskset_2.BS2 Taskset_2.BU2:Taskset_2.BU2 Taskset_2.BW2:Taskset_2.BW2 Taskset_2.BY2:Taskset_2.BY2 Taskset_2.CA2:Taskset_2.CA2 Taskset_2.CC2:Taskset_2.CC2 Taskset_2.CE2:Taskset_2.CE2 Taskset_2.CG2:Taskset_2.CG2 Taskset_2.CI2:Taskset_2.CI2 Taskset_2.CK2:Taskset_2.CK2 Taskset_2.CM2:Taskset_2.CM2 Taskset_2.CO2:Taskset_2.CO2 Taskset_2.CQ2:Taskset_2.CQ2 Taskset_2.CS2:Taskset_2.CS2 Taskset_2.CU2:Taskset_2.CU2 Taskset_2.CW2:Taskset_2.CW2 Taskset_2.CY2:Taskset_2.CY2 Taskset_2.DA2:Taskset_2.DA2 Taskset_2.DC2:Taskset_2.DC2 Taskset_2.DE2:Taskset_2.DE2 Taskset_2.DG2:Taskset_2.DG2 Taskset_2.DI2:Taskset_2.DI2 Taskset_2.DK2:Taskset_2.DK2 Taskset_2.DM2:Taskset_2.DM2 Taskset_2.DO2:Taskset_2.DO2 Taskset_2.BW4:Taskset_2.BW4 Taskset_2.BU4:Taskset_2.BU4 Taskset_2.BS4:Taskset_2.BS4 Taskset_2.BQ4:Taskset_2.BQ4 Taskset_2.BO4:Taskset_2.BO4 Taskset_2.BM4:Taskset_2.BM4 Taskset_2.BK4:Taskset_2.BK4 Taskset_2.BI4:Taskset_2.BI4 Taskset_2.BG4:Taskset_2.BG4 Taskset_2.BE4:Taskset_2.BE4 Taskset_2.BC4:Taskset_2.BC4 Taskset_2.BA4:Taskset_2.BA4 Taskset_2.AY4:Taskset_2.AY4 Taskset_2.AW4:Taskset_2.AW4 Taskset_2.AU4:Taskset_2.AU4 Taskset_2.AS4:Taskset_2.AS4 Taskset_2.AQ4:Taskset_2.AQ4 Taskset_2.AO4:Taskset_2.AO4 Taskset_2.AM4:Taskset_2.AM4 Taskset_2.AK4:Taskset_2.AK4 Taskset_2.AI4:Taskset_2.AI4 Taskset_2.AG4:Taskset_2.AG4 Taskset_2.AE4:Taskset_2.AE4 Taskset_2.AC4:Taskset_2.AC4 Taskset_2.AA4:Taskset_2.AA4 Taskset_2.U4:Taskset_2.U4 Taskset_2.S4:Taskset_2.S4 Taskset_2.Q4:Taskset_2.Q4 Taskset_2.O4:Taskset_2.O4 Taskset_2.M4:Taskset_2.M4 Taskset_2.K4:Taskset_2.K4 Taskset_2.I4:Taskset_2.I4 Taskset_2.G4:Taskset_2.G4 Taskset_2.E4:Taskset_2.E4 Taskset_2.C4:Taskset_2.C4 Taskset_2.CA4:Taskset_2.CA4 Taskset_2.CC4:Taskset_2.CC4 Taskset_2.CE4:Taskset_2.CE4 Taskset_2.CG4:Taskset_2.CG4 Taskset_2.CI4:Taskset_2.CI4 Taskset_2.CK4:Taskset_2.CK4 Taskset_2.CM4:Taskset_2.CM4 Taskset_2.CO4:Taskset_2.CO4 Taskset_2.CQ4:Taskset_2.CQ4 Taskset_2.CS4:Taskset_2.CS4 Taskset_2.CU4:Taskset_2.CU4 Taskset_2.CW4:Taskset_2.CW4 Taskset_2.CY4:Taskset_2.CY4 Taskset_2.DA4:Taskset_2.DA4 Taskset_2.DC4:Taskset_2.DC4 Taskset_2.DE4:Taskset_2.DE4 Taskset_2.DG4:Taskset_2.DG4 Taskset_2.DI4:Taskset_2.DI4 Taskset_2.DK4:Taskset_2.DK4 Taskset_2.DM4:Taskset_2.DM4 Taskset_2.DO4:Taskset_2.DO4 Taskset_2.DQ4:Taskset_2.DQ4 Taskset_2.DS4:Taskset_2.DS4 Taskset_2.Y4:Taskset_2.Y4 Taskset_2.W4:Taskset_2.W4">
            <calcext:condition calcext:apply-style-name="ConditionalStyle_1" calcext:value="=1" calcext:base-cell-address="Taskset_2.C2"/>
            <calcext:condition calcext:apply-style-name="ConditionalStyle_2" calcext:value="=2" calcext:base-cell-address="Taskset_2.C2"/>
            <calcext:condition calcext:apply-style-name="ConditionalStyle_3" calcext:value="=3" calcext:base-cell-address="Taskset_2.C2"/>
            <calcext:condition calcext:apply-style-name="ConditionalStyle_4" calcext:value="=4" calcext:base-cell-address="Taskset_2.C2"/>
            <calcext:condition calcext:apply-style-name="ConditionalStyle_5" calcext:value="&lt;1" calcext:base-cell-address="Taskset_2.C2"/>
            <calcext:condition calcext:apply-style-name="ConditionalStyle_5" calcext:value="&gt;4" calcext:base-cell-address="Taskset_2.C2"/>
          </calcext:conditional-format>
          <calcext:conditional-format calcext:target-range-address="Taskset_2.B8:Taskset_2.DS9">
            <calcext:condition calcext:apply-style-name="ConditionalStyle_1" calcext:value="!=&quot;&quot;" calcext:base-cell-address="Taskset_2.B8"/>
          </calcext:conditional-format>
          <calcext:conditional-format calcext:target-range-address="Taskset_2.B11:Taskset_2.B12 Taskset_2.AT11:Taskset_2.AT12 Taskset_2.CL11:Taskset_2.CL12 Taskset_2.D11:Taskset_2.D12 Taskset_2.F11:Taskset_2.F12 Taskset_2.H11:Taskset_2.H12 Taskset_2.J11:Taskset_2.J12 Taskset_2.L11:Taskset_2.L12 Taskset_2.N11:Taskset_2.N12 Taskset_2.V11:Taskset_2.V12 Taskset_2.X11:Taskset_2.X12 Taskset_2.Z11:Taskset_2.Z12 Taskset_2.AB11:Taskset_2.AB12 Taskset_2.AD11:Taskset_2.AD12 Taskset_2.AF11:Taskset_2.AF12 Taskset_2.AH11:Taskset_2.AH12 Taskset_2.AJ11:Taskset_2.AJ12 Taskset_2.AL11:Taskset_2.AL12 Taskset_2.AN11:Taskset_2.AN12 Taskset_2.AP11:Taskset_2.AP12 Taskset_2.AR11:Taskset_2.AR12 Taskset_2.AV11:Taskset_2.AV12 Taskset_2.AX11:Taskset_2.AX12 Taskset_2.AZ11:Taskset_2.AZ12 Taskset_2.BB11:Taskset_2.BB12 Taskset_2.BD11:Taskset_2.BD12 Taskset_2.BF11:Taskset_2.BF12 Taskset_2.BH11:Taskset_2.BH12 Taskset_2.BJ11:Taskset_2.BJ12 Taskset_2.BL11:Taskset_2.BL12 Taskset_2.BN11:Taskset_2.BN12 Taskset_2.BP11:Taskset_2.BP12 Taskset_2.BR11:Taskset_2.BR12 Taskset_2.BT11:Taskset_2.BT12 Taskset_2.BV11:Taskset_2.BV12 Taskset_2.BX11:Taskset_2.BX12 Taskset_2.BZ11:Taskset_2.BZ12 Taskset_2.CB11:Taskset_2.CB12 Taskset_2.CD11:Taskset_2.CD12 Taskset_2.CF11:Taskset_2.CF12 Taskset_2.CH11:Taskset_2.CH12 Taskset_2.CJ11:Taskset_2.CJ12 Taskset_2.CN11:Taskset_2.CN12 Taskset_2.CP11:Taskset_2.CP12 Taskset_2.CR11:Taskset_2.CR12 Taskset_2.CT11:Taskset_2.CT12 Taskset_2.CV11:Taskset_2.CV12 Taskset_2.CX11:Taskset_2.CX12 Taskset_2.CZ11:Taskset_2.CZ12 Taskset_2.DB11:Taskset_2.DB12 Taskset_2.DD11:Taskset_2.DD12 Taskset_2.DF11:Taskset_2.DF12 Taskset_2.DH11:Taskset_2.DH12 Taskset_2.DJ11:Taskset_2.DJ12 Taskset_2.DL11:Taskset_2.DL12 Taskset_2.DN11:Taskset_2.DN12 Taskset_2.DP11:Taskset_2.DP12 Taskset_2.DR11:Taskset_2.DR12 Taskset_2.R11:Taskset_2.R12 Taskset_2.P11:Taskset_2.P12 Taskset_2.T11:Taskset_2.T12">
            <calcext:condition calcext:apply-style-name="ConditionalStyle_2" calcext:value="!=&quot;&quot;" calcext:base-cell-address="Taskset_2.B11"/>
          </calcext:conditional-format>
          <calcext:conditional-format calcext:target-range-address="Taskset_2.B14:Taskset_2.DS15">
            <calcext:condition calcext:apply-style-name="ConditionalStyle_3" calcext:value="!=&quot;&quot;" calcext:base-cell-address="Taskset_2.B14"/>
          </calcext:conditional-format>
          <calcext:conditional-format calcext:target-range-address="Taskset_2.B17:Taskset_2.DS18">
            <calcext:condition calcext:apply-style-name="ConditionalStyle_4" calcext:value="!=&quot;&quot;" calcext:base-cell-address="Taskset_2.B17"/>
          </calcext:conditional-format>
          <calcext:conditional-format calcext:target-range-address="Taskset_2.W2:Taskset_2.W2">
            <calcext:condition calcext:apply-style-name="ConditionalStyle_1" calcext:value="=1" calcext:base-cell-address="Taskset_2.W2"/>
            <calcext:condition calcext:apply-style-name="ConditionalStyle_2" calcext:value="=2" calcext:base-cell-address="Taskset_2.W2"/>
            <calcext:condition calcext:apply-style-name="ConditionalStyle_3" calcext:value="=3" calcext:base-cell-address="Taskset_2.W2"/>
            <calcext:condition calcext:apply-style-name="ConditionalStyle_4" calcext:value="=4" calcext:base-cell-address="Taskset_2.W2"/>
            <calcext:condition calcext:apply-style-name="ConditionalStyle_5" calcext:value="&lt;1" calcext:base-cell-address="Taskset_2.W2"/>
            <calcext:condition calcext:apply-style-name="ConditionalStyle_5" calcext:value="&gt;4" calcext:base-cell-address="Taskset_2.W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Regul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1" number:language="de" number:country="DE">
      <number:day number:style="long"/>
      <number:text>. </number:text>
      <number:month number:textual="true"/>
    </number:date-style>
    <number:date-style style:name="N10122" number:language="de" number:country="DE">
      <number:month number:textual="true"/>
      <number:text> </number:text>
      <number:year/>
    </number:date-style>
    <number:time-style style:name="N10123" number:language="de" number:country="DE">
      <number:hours/>
      <number:text>:</number:text>
      <number:minutes number:style="long"/>
      <number:text> </number:text>
      <number:am-pm/>
    </number:time-style>
    <number:time-style style:name="N1012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de" number:country="DE">
      <number:text> </number:text>
      <number:fill-character> </number:fill-character>
      <number:text>-    </number:text>
    </number:number-style>
    <number:text-style style:name="N10134" number:language="de" number:country="D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de" number:country="DE">
      <number:text> </number:text>
      <number:fill-character> </number:fill-character>
      <number:text>- € </number:text>
    </number:number-style>
    <number:text-style style:name="N10138" number:language="de" number:country="D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de" number:country="D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de" number:country="DE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.00.0000</text:date>, <text:time style:data-style-name="N2" text:time-value="12:44:35.1716707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7-08T09:28:46</meta:creation-date>
    <meta:initial-creator>9999</meta:initial-creator>
    <dc:language>de-DE</dc:language>
    <dc:date>2025-06-21T14:37:59.101410500</dc:date>
    <meta:editing-cycles>61</meta:editing-cycles>
    <meta:editing-duration>PT4H16M44S</meta:editing-duration>
    <meta:generator>LibreOffice/25.2.4.1$Windows_X86_64 LibreOffice_project/09303ce8b49f86f106fccd32b1324662053027cc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4" meta:cell-count="1057" meta:object-count="3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